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Azul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Negro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Verde</text:p>
          </table:table-cell>
          <table:table-cell office:value-type="string" calcext:value-type="string">
            <text:p>Marrón/ Negro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 /Cazando/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/ Verd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Negro/ Verde/ Marrón/ 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Naranja/ Azul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</text:p>
          </table:table-cell>
          <table:table-cell office:value-type="string" calcext:value-type="string">
            <text:p>Gris/ Marrón</text:p>
          </table:table-cell>
          <table:table-cell table:number-columns-repeated="4" table:style-name="ce15" office:value-type="string" calcext:value-type="string">
            <text:p>Ánade Azul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Amarillo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Gris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Azul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uitró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aranja/ Marrón</text:p>
          </table:table-cell>
          <table:table-cell table:number-columns-repeated="4" office:value-type="string" calcext:value-type="string">
            <text:p>Cama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arricerín Cej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aranja/ Gris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Charrán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Cazando/Pesc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/ Cazando/Pescando/ 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/ Arbustos/ Riv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Gris/ Naranja</text:p>
          </table:table-cell>
          <table:table-cell table:number-columns-repeated="4" table:style-name="ce15" office:value-type="string" calcext:value-type="string">
            <text:p>Colirrojo Tizó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<text:s/>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Naranja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Marrón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Crema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becineg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urruca Cabecineg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pirotad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urruca Capirotad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Azul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aranja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aranja/ Gris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/ Gri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Naranja</text:p>
          </table:table-cell>
          <table:table-cell table:number-columns-repeated="4" office:value-type="string" calcext:value-type="string">
            <text:p>Faisán Vulga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Verde/ Negro/ Amarill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/ Caminando</text:p>
          </table:table-cell>
          <table:table-cell office:value-type="string" calcext:value-type="string">
            <text:p>Humedales/ Cultivo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Amarillo/ Gris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aranja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/Roj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marillo/Roj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marillo/Roj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Gorri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Halcón Abejer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Halcón Abejero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zul/ Amarillo/ Negr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/ Marrón/ Gri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Verde/ Gris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/ 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Blanco/ Marrón/ Gris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Verde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Volando/Plane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/ Gris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egro/ Marrón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loma Torcaz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Marrón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Gris/ Marrón/ Roj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sa/ Blanco/ Gris</text:p>
          </table:table-cell>
          <table:table-cell table:number-columns-repeated="4" office:value-type="string" calcext:value-type="string">
            <text:p>Pinzón Vulga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/ 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Verde/ Blanco/ Gris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/Pesc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/ Verde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Gris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Marrón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/ Blanco</text:p>
          </table:table-cell>
          <table:table-cell table:number-columns-repeated="4" table:style-name="ce15" office:value-type="string" calcext:value-type="string">
            <text:p>Tarabil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Rosa/ Amarillo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Amarillo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Gris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/ Marrón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arcero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/Pesc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/ Amarillo/ Gris</text:p>
          </table:table-cell>
          <table:table-cell table:number-columns-repeated="4" office:value-type="string" calcext:value-type="string">
            <text:p>Zar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orzal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Gris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6" table:number-rows-repeated="1048466">
          <table:table-cell table:number-columns-repeated="999"/>
        </table:table-row>
        <table:table-row table:style-name="ro6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2:Nombres.AMJ10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8">00/00/0000</text:date>, <text:time style:data-style-name="N2" text:time-value="19:09:03.4993699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3-01-08T19:09:41.174453498</dc:date>
    <meta:editing-duration>P1DT13H23M42S</meta:editing-duration>
    <meta:editing-cycles>285</meta:editing-cycles>
    <meta:generator>LibreOffice/6.4.7.2$Linux_X86_64 LibreOffice_project/40$Build-2</meta:generator>
    <meta:document-statistic meta:table-count="1" meta:cell-count="1526" meta:object-count="0"/>
  </office:meta>
</office:document-meta>
</file>